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draw:auto-grow-height="fals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13cm" fo:min-width="10.154cm" draw:shadow-opacity="50%"/>
    </style:style>
    <style:style style:name="gr24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9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1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3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5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7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8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40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draw:fit-to-size="false" fo:min-height="4.75cm" fo:min-width="59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ans'" style:font-family-generic="swiss" style:font-pitch="variable"/>
    </style:style>
    <style:style style:name="P7" style:family="paragraph">
      <style:text-properties fo:font-family="'DejaVu LGC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10%" fo:text-align="justify" fo:text-indent="0cm"/>
      <style:text-properties fo:font-family="'DejaVu LGC Sans'" style:font-family-generic="swiss" style:font-pitch="variable" fo:font-size="28pt" style:font-size-asian="28pt" style:font-size-complex="28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P15" style:family="paragraph">
      <style:paragraph-properties fo:margin-top="0.3cm" fo:margin-bottom="0cm" fo:line-height="120%">
        <style:tab-stops/>
      </style:paragraph-properties>
      <style:text-properties fo:font-family="'DejaVu LGC Sans'" style:font-family-generic="swiss" style:font-pitch="variable" fo:font-size="28pt" style:font-size-asian="28pt" style:font-size-complex="28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style:style style:name="T10" style:family="text">
      <style:text-properties fo:font-family="'DejaVu LGC Sans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317cm" svg:height="1.729cm" svg:x="43cm" svg:y="19.254cm">
          <draw:text-box>
            <text:p text:style-name="P6"><text:span text:style-name="T4">Expected contributions:</text:span></text:p>
          </draw:text-box>
        </draw:frame>
        <draw:frame draw:style-name="gr5" draw:text-style-name="P8" draw:layer="layout" svg:width="38cm" svg:height="15.5cm" svg:x="4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3cm" svg:x="17.5cm" svg:y="39.865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2cm" svg:x="25cm" svg:y="49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5cm" svg:x="56.5cm" svg:y="66.377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81cm" svg:x="29cm" svg:y="86.814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81cm" svg:x="44cm" svg:y="79.575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0.654cm" svg:height="2.063cm" svg:x="5.23cm" svg:y="77.771cm">
          <draw:text-box>
            <text:p><text:span text:style-name="T6">Optimization</text:span></text:p>
          </draw:text-box>
        </draw:frame>
        <draw:custom-shape draw:style-name="gr24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81cm" svg:x="69cm" svg:y="46.399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5.609cm" svg:y2="80.142cm" draw:start-shape="id11" draw:start-glue-point="8" draw:end-shape="id12" draw:end-glue-point="5" svg:d="m21498 73000c0 4930 24111 1360 24111 7142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svg:x1="31.656cm" svg:y1="82.914cm" svg:x2="32.44cm" svg:y2="87.381cm" draw:start-shape="id15" draw:start-glue-point="9" draw:end-shape="id13" draw:end-glue-point="5" svg:d="m31656 82914c0 3325 784 1092 784 4467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02cm" svg:x2="53.388cm" svg:y2="80.142cm" draw:start-shape="id10" draw:start-glue-point="8" draw:end-shape="id12" draw:end-glue-point="11" svg:d="m62748 73502c0 4554-9360 1234-9360 6640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  <draw:frame draw:style-name="gr45" draw:text-style-name="P7" draw:layer="layout" svg:width="10.62cm" svg:height="1.729cm" svg:x="3cm" svg:y="19.254cm">
          <draw:text-box>
            <text:p text:style-name="P6"><text:span text:style-name="T4">Key Problems:</text:span></text:p>
          </draw:text-box>
        </draw:frame>
        <draw:frame draw:style-name="gr46" draw:text-style-name="P15" draw:layer="layout" svg:width="38cm" svg:height="15cm" svg:x="3cm" svg:y="21.5cm">
          <draw:text-box>
            <text:list text:style-name="L3">
              <text:list-item>
                <text:p text:style-name="P15"><text:span text:style-name="T10">Current benchmarks cannot meaningfully summarize different micro- or macrobenchmarks, thereby making falsification difficult.</text:span></text:p>
              </text:list-item>
              <text:list-item>
                <text:p text:style-name="P15"><text:span text:style-name="T10">Advising users of SPARQL Endpoints on which implementation to use is difficult. </text:span></text:p>
              </text:list-item>
              <text:list-item>
                <text:p text:style-name="P15"><text:span text:style-name="T10">Better statistics is needed for efficient join-order optimization in the federated case.</text:span></text:p>
              </text:list-item>
              <text:list-item>
                <text:p text:style-name="P15"><text:span text:style-name="T10">Selectivity estimation for SPARQL needs to be improved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23T09:32:33</dc:date>
    <meta:editing-duration>PT158H42M29S</meta:editing-duration>
    <meta:editing-cycles>37</meta:editing-cycles>
    <meta:generator>OpenOffice.org/3.1$Unix OpenOffice.org_project/310m19$Build-9420</meta:generator>
    <dc:creator>Kjetil Kjernsmo</dc:creator>
    <meta:printed-by>Kjetil Kjernsmo</meta:printed-by>
    <meta:print-date>2012-05-18T22:14:29</meta:print-date>
    <meta:document-statistic meta:object-count="72"/>
  </office:meta>
</office:document-meta>
</file>